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style:tab-stops>
          <style:tab-stop style:position="7.091cm"/>
        </style:tab-stops>
      </style:paragraph-properties>
    </style:style>
    <style:style style:name="P2" style:family="paragraph" style:parent-style-name="Standard">
      <style:text-properties fo:color="#70ad47"/>
    </style:style>
    <style:style style:name="P3" style:family="paragraph" style:parent-style-name="Standard">
      <style:paragraph-properties>
        <style:tab-stops>
          <style:tab-stop style:position="2.54cm"/>
        </style:tab-stops>
      </style:paragraph-properties>
      <style:text-properties fo:color="#70ad47"/>
    </style:style>
    <style:style style:name="P4" style:family="paragraph" style:parent-style-name="Standard">
      <style:paragraph-properties>
        <style:tab-stops>
          <style:tab-stop style:position="2.54cm"/>
        </style:tab-stops>
      </style:paragraph-properties>
      <style:text-properties fo:color="#e36c0a"/>
    </style:style>
    <style:style style:name="P5" style:family="paragraph" style:parent-style-name="Listenabsatz">
      <style:paragraph-properties>
        <style:tab-stops>
          <style:tab-stop style:position="1.27cm"/>
        </style:tab-stops>
      </style:paragraph-properties>
    </style:style>
    <style:style style:name="P6" style:family="paragraph" style:parent-style-name="Listenabsatz">
      <style:paragraph-properties>
        <style:tab-stops>
          <style:tab-stop style:position="1.27cm"/>
        </style:tab-stops>
      </style:paragraph-properties>
      <style:text-properties fo:color="#70ad47"/>
    </style:style>
    <style:style style:name="P7" style:family="paragraph" style:parent-style-name="Listenabsatz">
      <style:paragraph-properties>
        <style:tab-stops>
          <style:tab-stop style:position="1.27cm"/>
        </style:tab-stops>
      </style:paragraph-properties>
      <style:text-properties fo:color="#70ad47" style:font-name="Trebuchet MS"/>
    </style:style>
    <style:style style:name="P8" style:family="paragraph" style:parent-style-name="Listenabsatz">
      <style:paragraph-properties>
        <style:tab-stops>
          <style:tab-stop style:position="1.27cm"/>
        </style:tab-stops>
      </style:paragraph-properties>
      <style:text-properties fo:color="#e36c0a"/>
    </style:style>
    <style:style style:name="P9" style:family="paragraph" style:parent-style-name="Listenabsatz">
      <style:paragraph-properties fo:margin-left="0cm" fo:margin-right="0cm" fo:text-indent="0cm" style:auto-text-indent="false">
        <style:tab-stops/>
      </style:paragraph-properties>
    </style:style>
    <style:style style:name="P10" style:family="paragraph" style:parent-style-name="Standard" style:master-page-name="MP0">
      <style:paragraph-properties style:page-number="auto" fo:break-before="page"/>
    </style:style>
    <style:style style:name="P11" style:family="paragraph" style:parent-style-name="Listenabsatz" style:list-style-name="WWNum3">
      <style:paragraph-properties>
        <style:tab-stops>
          <style:tab-stop style:position="1.27cm"/>
        </style:tab-stops>
      </style:paragraph-properties>
    </style:style>
    <style:style style:name="T1" style:family="text">
      <style:text-properties style:text-underline-style="solid" style:text-underline-width="auto" style:text-underline-color="#000000" fo:font-weight="bold" style:text-underline-mode="continuous" style:text-overline-mode="continuous" style:text-line-through-mode="continuous" style:font-weight-asian="bold" style:font-weight-complex="bold"/>
    </style:style>
    <style:style style:name="T2" style:family="text">
      <style:text-properties style:text-underline-style="solid" style:text-underline-width="auto" style:text-underline-color="#000000" style:text-underline-mode="continuous" style:text-overline-mode="continuous" style:text-line-through-mode="continuous"/>
    </style:style>
    <style:style style:name="T3" style:family="text">
      <style:text-properties fo:font-weight="bold" style:font-weight-asian="bold" style:font-weight-complex="bold"/>
    </style:style>
    <style:style style:name="T4" style:family="text">
      <style:text-properties style:font-name="Trebuchet MS"/>
    </style:style>
    <style:style style:name="T5" style:family="text">
      <style:text-properties style:font-name="Trebuchet MS" style:text-underline-style="solid" style:text-underline-width="auto" style:text-underline-color="#000000" style:text-underline-mode="continuous" style:text-overline-mode="continuous" style:text-line-through-mode="continuous"/>
    </style:style>
    <style:style style:name="T6" style:family="text">
      <style:text-properties fo:color="#0000ff" style:font-name="Trebuchet MS"/>
    </style:style>
    <style:style style:name="T7" style:family="text">
      <style:text-properties fo:color="#70ad47" style:font-name="Trebuchet MS"/>
    </style:style>
    <style:style style:name="T8" style:family="text">
      <style:text-properties fo:color="#e36c0a" style:font-name="Trebuchet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Absatz-Standardschriftart"><text:span text:style-name="T1">TODO:</text:span></text:span></text:p>
      <text:p text:style-name="Standard"><text:span text:style-name="Absatz-Standardschriftart"><text:span text:style-name="T3">Umut:</text:span></text:span> Use- Case- Diagramm- grundlegende Funktionalität aus Sicht des Benutzers -&gt;bis 02.11</text:p>
      <text:p text:style-name="P1"><text:span text:style-name="Absatz-Standardschriftart"><text:span text:style-name="T3">Gemeinsam:</text:span></text:span><text:span text:style-name="Absatz-Standardschriftart"><text:span text:style-name="T4"> Projektname -&gt;bis 30.10</text:span></text:span><text:span text:style-name="Absatz-Standardschriftart"><text:span text:style-name="T4"><text:tab/></text:span></text:span></text:p>
      <text:p text:style-name="Standard"><text:span text:style-name="Absatz-Standardschriftart"><text:span text:style-name="T3">Miriam und David</text:span></text:span>: Projektpräsentationsfolien für 10 Minuten Präsentation-&gt;bis 04.11</text:p>
      <text:p text:style-name="Standard">(jeder trägt einen Teil vor)</text:p>
      <text:p text:style-name="Standard"><text:span text:style-name="Absatz-Standardschriftart"><text:span text:style-name="T3">Patrick:</text:span></text:span> Projekthomepage in Cewebs-&gt; bis 04.11</text:p>
      <text:p text:style-name="Standard"><text:span text:style-name="Absatz-Standardschriftart"><text:span text:style-name="T3">Jeder für sich:</text:span></text:span> Projekttagebuch-&gt; bis 05.11</text:p>
      <text:p text:style-name="Standard"><text:span text:style-name="Absatz-Standardschriftart"><text:span text:style-name="T3">Überlegen jeder für sich</text:span></text:span>: Implemenatationsmöglichkeiten, Dauer und Aufwand der einzelnen Punkte, gegebenenfalls Dokument editieren -&gt; bis 31.10</text:p>
      <text:p text:style-name="P2">Miriam: Da hier noch niemand etwas geschrieben hat, nehme ich an mit der Abschätzung der Implemenatationsmöglichkeiten, Dauer und Aufwand hat jeder dieseleben Probleme wie ich. Habe dazu auch im Internet wenig finden können. Ich würde sagen wir lassen den Umfang mal dabei wie es jetzt ist(Anforderungen von der Aufgabenstellung her sind ja auf jeden Fall erfüllt) Wenn dann noch Zeit ist kann man immer noch 1 Funktionalität mehr machen. Sonst wäre ich aber eher für klein und ordentlich als für überdimensioniert und alles geht nur so halb.</text:p>
      <text:p text:style-name="Standard">Projekt:</text:p>
      <text:list xml:id="list2623806684262785888" text:style-name="WWNum3">
        <text:list-item text:start-value="1">
          <text:p text:style-name="P11"><text:span text:style-name="Absatz-Standardschriftart"><text:span text:style-name="T4">3 Benutzergruppen:</text:span></text:span></text:p>
        </text:list-item>
      </text:list>
      <text:p text:style-name="Listenabsatz">Admin, User, Forscher</text:p>
      <text:list xml:id="list34235750" text:continue-numbering="true" text:style-name="WWNum3">
        <text:list-item>
          <text:p text:style-name="P11"><text:span text:style-name="Absatz-Standardschriftart"><text:span text:style-name="T4">User-Funktionalit</text:span></text:span>ä<text:span text:style-name="Absatz-Standardschriftart"><text:span text:style-name="T4">ten: Kontakte kn</text:span></text:span>ü<text:span text:style-name="Absatz-Standardschriftart"><text:span text:style-name="T4">pfen, Informationen teilen (z.B.: Status posten), Suchfunktion, auf Pinnwand eines anderen Posten, E</text:span></text:span><text:span text:style-name="Absatz-Standardschriftart"><text:span text:style-name="T4">intr</text:span></text:span>ä<text:span text:style-name="Absatz-Standardschriftart"><text:span text:style-name="T4">ge anderer Kommentieren (nur Texteintr</text:span></text:span>ä<text:span text:style-name="Absatz-Standardschriftart"><text:span text:style-name="T4">ge)</text:span></text:span></text:p>
        </text:list-item>
      </text:list>
      <text:p text:style-name="P6">Miriam: Wollen wir wirklich keine Bilder posten lassen? Könnten das z.B.: mit dem Belohnungssystem (Experience-Points/Sternchen) verbinden. Z.B.: wenn man 10 Mal Beiträge kommentiert hat darf man 1 Stufe aufsteigen- von Beginner zu Fortgeschritten- darf man Fotos posten </text:p>
      <text:list xml:id="list34223763" text:continue-numbering="true" text:style-name="WWNum3">
        <text:list-item>
          <text:p text:style-name="P11"><text:span text:style-name="Absatz-Standardschriftart"><text:span text:style-name="T4">Pinnwand (wenn Freund, dann ja und auf eigene Pinnwand): Selber l</text:span></text:span>ö<text:span text:style-name="Absatz-Standardschriftart"><text:span text:style-name="T4">schen und editieren k</text:span></text:span>ö<text:span text:style-name="Absatz-Standardschriftart"><text:span text:style-name="T4">nnen.</text:span></text:span></text:p>
        </text:list-item>
        <text:list-item>
          <text:p text:style-name="P11"><text:span text:style-name="Absatz-Standardschriftart"><text:span text:style-name="T4">Admin-Funktionalit</text:span></text:span>ä<text:span text:style-name="Absatz-Standardschriftart"><text:span text:style-name="T4">t: User &amp; Beitr</text:span></text:span>ä<text:span text:style-name="Absatz-Standardschriftart"><text:span text:style-name="T4">ge sperren k</text:span></text:span>ö<text:span text:style-name="Absatz-Standardschriftart"><text:span text:style-name="T4">nnen</text:span></text:span></text:p>
        </text:list-item>
        <text:list-item>
          <text:p text:style-name="P11"><text:span text:style-name="Absatz-Standardschriftart"><text:span text:style-name="T4">Statistiken f</text:span></text:span>ü<text:span text:style-name="Absatz-Standardschriftart"><text:span text:style-name="T4">r Forscher(Frequenz der Nachrich</text:span></text:span><text:span text:style-name="Absatz-Standardschriftart"><text:span text:style-name="T4">ten, Vernetzungsgrad)</text:span></text:span></text:p>
        </text:list-item>
      </text:list>
      <text:p text:style-name="P9"><text:tab/><text:span text:style-name="Rot"><text:span text:style-name="T4">Umut :</text:span></text:span><text:span text:style-name="Absatz-Standardschriftart"><text:span text:style-name="T5"> Werden wir die Nachrichtenfunktion implementieren? </text:span></text:span><text:span text:style-name="Absatz-Standardschriftart"><text:span text:style-name="T2"><text:line-break/></text:span></text:span><text:span text:style-name="Rot"><text:span text:style-name="T4"><text:tab/></text:span></text:span><text:span text:style-name="Rot"><text:span text:style-name="T4"><text:tab/>Statistik </text:span></text:span><text:span text:style-name="Rot">ü</text:span><text:span text:style-name="Rot"><text:span text:style-name="T4">ber einen gewissen Zeitraum (Tag, Woche, Monat, </text:span></text:span><text:span text:style-name="Rot">…</text:span><text:span text:style-name="Rot"><text:span text:style-name="T4">), <text:s text:c="6"/></text:span></text:span><text:span text:style-name="Rot"><text:span text:style-name="T4"><text:tab/></text:span></text:span><text:span text:style-name="Rot"><text:span text:style-name="T4"><text:tab/></text:span></text:span><text:span text:style-name="Rot"><text:span text:style-name="T4"><text:tab/> Gemeinsame Freunde reicht meiner Meinung nach</text:span></text:span></text:p>
      <text:p text:style-name="P9"><text:span text:style-name="Rot"><text:span text:style-name="T6"><text:tab/>Patrick: Ich finde wir können in den Statistiken die</text:span></text:span><text:span text:style-name="Rot"><text:span text:style-name="T6"> Beiträge und Kommentare </text:span></text:span><text:span text:style-name="Rot"><text:span text:style-name="T6"><text:tab/></text:span></text:span><text:span text:style-name="Rot"><text:span text:style-name="T6"><text:tab/></text:span></text:span><text:span text:style-name="Rot"><text:span text:style-name="T6"><text:tab/>mitmessen und das reicht aus. Also keine zusätzliche Nachrichtenfunktion.´</text:span></text:span></text:p>
      <text:p text:style-name="P9"><text:span text:style-name="Rot"><text:span text:style-name="T6"><text:tab/></text:span></text:span><text:span text:style-name="Rot"><text:span text:style-name="T7">Miriam: Sehe ich genauso</text:span></text:span></text:p>
      <text:list xml:id="list34219775" text:continue-numbering="true" text:style-name="WWNum3">
        <text:list-item>
          <text:p text:style-name="P11"><text:span text:style-name="Absatz-Standardschriftart"><text:span text:style-name="T4">Zus</text:span></text:span>ä<text:span text:style-name="Absatz-Standardschriftart"><text:span text:style-name="T4">tzliche Funktionalit</text:span></text:span>ä<text:span text:style-name="Absatz-Standardschriftart"><text:span text:style-name="T4">t (z.B.: anstupsen)</text:span></text:span></text:p>
        </text:list-item>
        <text:list-item>
          <text:p text:style-name="P11"><text:span text:style-name="Absatz-Standardschriftart"><text:span text:style-name="T4">Privatsph</text:span></text:span>ä<text:span text:style-name="Absatz-Standardschriftart"><text:span text:style-name="T4">reneinstellungen f</text:span></text:span>ü<text:span text:style-name="Absatz-Standardschriftart"><text:span text:style-name="T4">r den User: Kann jemand jemanden anderen anstupsen </text:span></text:span><text:span text:style-name="Absatz-Standardschriftart"><text:span text:style-name="T4">bzw. Eintr</text:span></text:span>ä<text:span text:style-name="Absatz-Standardschriftart"><text:span text:style-name="T4">ge anderer kommentieren? Bzw. Pinnwand eines anderen einsehen?</text:span></text:span></text:p>
        </text:list-item>
      </text:list>
      <text:p text:style-name="P5"><text:soft-page-break/><text:span text:style-name="Absatz-Standardschriftart"><text:span text:style-name="T8">David: Das Anstupsen sollte global sein, damit sich auch welche kennenlernen können.</text:span></text:span><text:span text:style-name="Absatz-Standardschriftart"><text:span text:style-name="T8"> Alles andere grundsätzlich nur für Freunde bzw. auf Wahl änderbar. Oder auch für einzelne Posts einstellbar?</text:span></text:span></text:p>
      <text:p text:style-name="Listenabsatz">Definieren Freunde und Global- wer kann deinen Status sehen.</text:p>
      <text:p text:style-name="P9"><text:tab/><text:span text:style-name="Rot"><text:span text:style-name="T4">Umut : Statistik </text:span></text:span><text:span text:style-name="Rot">ü</text:span><text:span text:style-name="Rot"><text:span text:style-name="T4">ber einen gewisse</text:span></text:span><text:span text:style-name="Rot"><text:span text:style-name="T4">n Zeitraum (Tag, Woche, Monat, </text:span></text:span><text:span text:style-name="Rot">…</text:span><text:span text:style-name="Rot"><text:span text:style-name="T4">), <text:s text:c="6"/></text:span></text:span><text:span text:style-name="Rot"><text:span text:style-name="T4"><text:tab/></text:span></text:span><text:span text:style-name="Rot"><text:span text:style-name="T4"><text:tab/></text:span></text:span><text:span text:style-name="Rot"><text:span text:style-name="T4"><text:tab/> Gemeinsame Freunde reicht meiner Meinung nach</text:span></text:span></text:p>
      <text:p text:style-name="P9"><text:span text:style-name="Rot"><text:span text:style-name="T4"><text:tab/></text:span></text:span><text:span text:style-name="Rot"><text:span text:style-name="T6">Patrick: s.o.</text:span></text:span></text:p>
      <text:list xml:id="list34219546" text:continue-numbering="true" text:style-name="WWNum3">
        <text:list-item>
          <text:p text:style-name="P11"><text:span text:style-name="Absatz-Standardschriftart"><text:span text:style-name="T4">Fehlermeldungsseite wenn keine Berechtigung f</text:span></text:span>ü<text:span text:style-name="Absatz-Standardschriftart"><text:span text:style-name="T4">r Seitenzugriff</text:span></text:span></text:p>
        </text:list-item>
        <text:list-item>
          <text:p text:style-name="P11"><text:span text:style-name="Absatz-Standardschriftart"><text:span text:style-name="T4">Erfahrungswerte XP-Points: um so mehr Kommentare man kommentiert um so mehr Erfahrungspu</text:span></text:span><text:span text:style-name="Absatz-Standardschriftart"><text:span text:style-name="T4">nkte(</text:span></text:span>Ü<text:span text:style-name="Absatz-Standardschriftart"><text:span text:style-name="T4">berpr</text:span></text:span>ü<text:span text:style-name="Absatz-Standardschriftart"><text:span text:style-name="T4">fung auf richtige Kommentare, z.B.: pro Tag nur 10 Sternchen)</text:span></text:span></text:p>
        </text:list-item>
      </text:list>
      <text:p text:style-name="P7">Miriam: Die XP-Points sollten Usern Titel geben: Bsp.: Beginner, Fortgeschritten, Veteran etc( gerne für Bennenungs-Vorschläge offen). Sie sollen Anreiz geben mehr zu kommentieren. Hier könnte man relativ einfach immer noch eine Bestenliste erstellen mit den ersten 10.Plätzen oder so. Frage: Sollen wir hier auch eine Art Belohnungsystem machen? (Siehe auch Punkt 2. Oben.) <text:s/></text:p>
      <text:list xml:id="list34210595" text:continue-numbering="true" text:style-name="WWNum3">
        <text:list-item>
          <text:p text:style-name="P11"><text:span text:style-name="Absatz-Standardschriftart"><text:span text:style-name="T4">Profilbild f</text:span></text:span>ü<text:span text:style-name="Absatz-Standardschriftart"><text:span text:style-name="T4">r User</text:span></text:span></text:p>
        </text:list-item>
      </text:list>
      <text:p text:style-name="P7">Miriam: Könnte man auch mit den XP-Points verbinden- ab 10 Kommentaren kann man sich ein Profilbild anlegen</text:p>
      <text:p text:style-name="P8">David: Ich denke nicht, dass das gekoppelt sein sollte. Jeder sollte sich ein Profilfoto machen können.</text:p>
      <text:list xml:id="list34224806" text:continue-numbering="true" text:style-name="WWNum3">
        <text:list-item>
          <text:p text:style-name="P11"><text:span text:style-name="Absatz-Standardschriftart"><text:span text:style-name="T4">Content muss je nach Sichtbarkeit angezeigt werden.</text:span></text:span></text:p>
        </text:list-item>
      </text:list>
      <text:p text:style-name="P3">Miriam: Generelle Frage: Spezialiesieren wir uns auf eine Kleingruppe von Benutzern mit gemeinsamen Interessen? Wenn ja welche?</text:p>
      <text:p text:style-name="P4">David: Naja ich hätte ja die Idee mit den Informatikern, die dann auch Code posten können, den dann andere kommentieren können. Das wär ja auch relativ leicht umsetzbar, etwa als zusätzliche Codepinwand für jeden User (die ja vom Programmieren her nur eine Kopie der eigentlichen Pinwand wäre). Oder generell den Code auf die eigentliche Pinwand posten mit Specialkommentaren, die direkt in die Codezeile angehängt werden können.</text:p>
      <text:p text:style-name="Standard">Thema: Social Media Satire</text:p>
      <text:p text:style-name="Standard"/>
      <text:p text:style-name="Standard">Bei der Pojektpräsentation: jeder trägt einen Teil v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fo:text-shadow="none" style:text-underline-style="none" fo:font-weight="normal" style:letter-kerning="true" fo:background-color="transparent" style:font-name-asian="Arial Unicode MS"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5%" fo:orphans="2" fo:widows="2" fo:hyphenation-ladder-count="no-limit"/>
      <style:text-properties fo:color="#000000" style:font-name="Calibri" fo:font-size="11pt" style:font-name-asian="Calibri" style:font-size-asian="11pt" style:language-asian="en" style:country-asian="US" style:font-name-complex="Calibri"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Kopf-_20_und_20_Fußzeilen" style:display-name="Kopf- und Fußzeilen" style:family="paragraph">
      <style:paragraph-properties fo:orphans="2" fo:widows="2" fo:hyphenation-ladder-count="no-limit">
        <style:tab-stops>
          <style:tab-stop style:position="15.91cm" style:type="right"/>
        </style:tab-stops>
      </style:paragraph-properties>
      <style:text-properties fo:color="#000000" style:font-name="Helvetica" fo:font-size="12pt" style:font-size-asian="12pt" style:font-name-complex="Arial Unicode MS" style:font-size-complex="12pt" fo:hyphenate="false" fo:hyphenation-remain-char-count="0" fo:hyphenation-push-char-count="0"/>
    </style:style>
    <style:style style:name="Listenabsatz" style:family="paragraph">
      <style:paragraph-properties fo:margin="100%" fo:margin-left="1.27cm" fo:margin-right="0cm" fo:margin-top="0cm" fo:margin-bottom="0.282cm" fo:line-height="105%" fo:orphans="2" fo:widows="2" fo:hyphenation-ladder-count="no-limit" fo:text-indent="0cm" style:auto-text-indent="false">
        <style:tab-stops/>
      </style:paragraph-properties>
      <style:text-properties fo:color="#000000" style:font-name="Calibri" fo:font-size="11pt" style:font-name-asian="Calibri" style:font-size-asian="11pt" style:font-name-complex="Calibri" style:font-size-complex="11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ot" style:family="text">
      <style:text-properties fo:color="#c82505" fo:language="de" fo:country="DE"/>
    </style:style>
    <style:style style:name="ListLabel_20_1" style:display-name="ListLabel 1" style:family="text">
      <style:text-properties style:text-position="sub 65%"/>
    </style:style>
    <style:style style:name="WW_5f_CharLFO1LVL1" style:display-name="WW_CharLFO1LVL1" style:family="text">
      <style:text-properties style:text-position="sub 65%"/>
    </style:style>
    <style:style style:name="WW_5f_CharLFO1LVL2" style:display-name="WW_CharLFO1LVL2" style:family="text">
      <style:text-properties style:text-position="sub 65%"/>
    </style:style>
    <style:style style:name="WW_5f_CharLFO1LVL3" style:display-name="WW_CharLFO1LVL3" style:family="text">
      <style:text-properties style:text-position="sub 65%"/>
    </style:style>
    <style:style style:name="WW_5f_CharLFO1LVL4" style:display-name="WW_CharLFO1LVL4" style:family="text">
      <style:text-properties style:text-position="sub 65%"/>
    </style:style>
    <style:style style:name="WW_5f_CharLFO1LVL5" style:display-name="WW_CharLFO1LVL5" style:family="text">
      <style:text-properties style:text-position="sub 65%"/>
    </style:style>
    <style:style style:name="WW_5f_CharLFO1LVL6" style:display-name="WW_CharLFO1LVL6" style:family="text">
      <style:text-properties style:text-position="sub 65%"/>
    </style:style>
    <style:style style:name="WW_5f_CharLFO1LVL7" style:display-name="WW_CharLFO1LVL7" style:family="text">
      <style:text-properties style:text-position="sub 65%"/>
    </style:style>
    <style:style style:name="WW_5f_CharLFO1LVL8" style:display-name="WW_CharLFO1LVL8" style:family="text">
      <style:text-properties style:text-position="sub 65%"/>
    </style:style>
    <style:style style:name="WW_5f_CharLFO1LVL9" style:display-name="WW_CharLFO1LVL9" style:family="text">
      <style:text-properties style:text-position="sub 65%"/>
    </style:style>
    <style:style style:name="WW_5f_CharLFO2LVL1" style:display-name="WW_CharLFO2LVL1" style:family="text">
      <style:text-properties style:text-position="sub 65%"/>
    </style:style>
    <style:style style:name="WW_5f_CharLFO2LVL2" style:display-name="WW_CharLFO2LVL2" style:family="text">
      <style:text-properties style:text-position="sub 65%"/>
    </style:style>
    <style:style style:name="WW_5f_CharLFO2LVL3" style:display-name="WW_CharLFO2LVL3" style:family="text">
      <style:text-properties style:text-position="sub 65%"/>
    </style:style>
    <style:style style:name="WW_5f_CharLFO2LVL4" style:display-name="WW_CharLFO2LVL4" style:family="text">
      <style:text-properties style:text-position="sub 65%"/>
    </style:style>
    <style:style style:name="WW_5f_CharLFO2LVL5" style:display-name="WW_CharLFO2LVL5" style:family="text">
      <style:text-properties style:text-position="sub 65%"/>
    </style:style>
    <style:style style:name="WW_5f_CharLFO2LVL6" style:display-name="WW_CharLFO2LVL6" style:family="text">
      <style:text-properties style:text-position="sub 65%"/>
    </style:style>
    <style:style style:name="WW_5f_CharLFO2LVL7" style:display-name="WW_CharLFO2LVL7" style:family="text">
      <style:text-properties style:text-position="sub 65%"/>
    </style:style>
    <style:style style:name="WW_5f_CharLFO2LVL8" style:display-name="WW_CharLFO2LVL8" style:family="text">
      <style:text-properties style:text-position="sub 65%"/>
    </style:style>
    <style:style style:name="WW_5f_CharLFO2LVL9" style:display-name="WW_CharLFO2LVL9" style:family="text">
      <style:text-properties style:text-position="sub 65%"/>
    </style:style>
    <style:style style:name="WW_5f_CharLFO3LVL1" style:display-name="WW_CharLFO3LVL1" style:family="text">
      <style:text-properties style:text-position="sub 65%"/>
    </style:style>
    <style:style style:name="WW_5f_CharLFO3LVL2" style:display-name="WW_CharLFO3LVL2" style:family="text">
      <style:text-properties style:text-position="sub 65%"/>
    </style:style>
    <style:style style:name="WW_5f_CharLFO3LVL3" style:display-name="WW_CharLFO3LVL3" style:family="text">
      <style:text-properties style:text-position="sub 65%"/>
    </style:style>
    <style:style style:name="WW_5f_CharLFO3LVL4" style:display-name="WW_CharLFO3LVL4" style:family="text">
      <style:text-properties style:text-position="sub 65%"/>
    </style:style>
    <style:style style:name="WW_5f_CharLFO3LVL5" style:display-name="WW_CharLFO3LVL5" style:family="text">
      <style:text-properties style:text-position="sub 65%"/>
    </style:style>
    <style:style style:name="WW_5f_CharLFO3LVL6" style:display-name="WW_CharLFO3LVL6" style:family="text">
      <style:text-properties style:text-position="sub 65%"/>
    </style:style>
    <style:style style:name="WW_5f_CharLFO3LVL7" style:display-name="WW_CharLFO3LVL7" style:family="text">
      <style:text-properties style:text-position="sub 65%"/>
    </style:style>
    <style:style style:name="WW_5f_CharLFO3LVL8" style:display-name="WW_CharLFO3LVL8" style:family="text">
      <style:text-properties style:text-position="sub 65%"/>
    </style:style>
    <style:style style:name="WW_5f_CharLFO3LVL9" style:display-name="WW_CharLFO3LVL9" style:family="text">
      <style:text-properties style:text-position="sub 65%"/>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27cm" text:min-label-width="0.635cm"/>
      </text:list-level-style-number>
      <text:list-level-style-number text:level="3" text:style-name="WW_5f_CharLFO1LVL3" style:num-suffix="." style:num-format="i" text:display-levels="3">
        <style:list-level-properties text:space-before="1.905cm" text:min-label-width="0.635cm"/>
      </text:list-level-style-number>
      <text:list-level-style-number text:level="4" text:style-name="WW_5f_CharLFO1LVL4" style:num-suffix="." style:num-format="1" text:display-levels="4">
        <style:list-level-properties text:space-before="2.54cm" text:min-label-width="0.635cm"/>
      </text:list-level-style-number>
      <text:list-level-style-number text:level="5" text:style-name="WW_5f_CharLFO1LVL5" style:num-suffix="." style:num-format="a" style:num-letter-sync="true" text:display-levels="5">
        <style:list-level-properties text:space-before="3.175cm" text:min-label-width="0.635cm"/>
      </text:list-level-style-number>
      <text:list-level-style-number text:level="6" text:style-name="WW_5f_CharLFO1LVL6" style:num-suffix="." style:num-format="i" text:display-levels="6">
        <style:list-level-properties text:space-before="3.81cm" text:min-label-width="0.635cm"/>
      </text:list-level-style-number>
      <text:list-level-style-number text:level="7" text:style-name="WW_5f_CharLFO1LVL7" style:num-suffix="." style:num-format="1" text:display-levels="7">
        <style:list-level-properties text:space-before="4.445cm" text:min-label-width="0.635cm"/>
      </text:list-level-style-number>
      <text:list-level-style-number text:level="8" text:style-name="WW_5f_CharLFO1LVL8" style:num-suffix="." style:num-format="a" style:num-letter-sync="true" text:display-levels="8">
        <style:list-level-properties text:space-before="5.08cm" text:min-label-width="0.635cm"/>
      </text:list-level-style-number>
      <text:list-level-style-number text:level="9" text:style-name="WW_5f_CharLFO1LVL9" style:num-suffix="." style:num-format="i" text:display-levels="9">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space-before="0.635cm" text:min-label-width="0.635cm"/>
      </text:list-level-style-number>
      <text:list-level-style-number text:level="2" text:style-name="WW_5f_CharLFO2LVL2" style:num-suffix="." style:num-format="a" style:num-letter-sync="true">
        <style:list-level-properties text:space-before="1.27cm" text:min-label-width="0.635cm"/>
      </text:list-level-style-number>
      <text:list-level-style-number text:level="3" text:style-name="WW_5f_CharLFO2LVL3" style:num-suffix="." style:num-format="i" text:display-levels="3">
        <style:list-level-properties text:space-before="1.905cm" text:min-label-width="0.635cm"/>
      </text:list-level-style-number>
      <text:list-level-style-number text:level="4" text:style-name="WW_5f_CharLFO2LVL4" style:num-suffix="." style:num-format="1" text:display-levels="4">
        <style:list-level-properties text:space-before="2.54cm" text:min-label-width="0.635cm"/>
      </text:list-level-style-number>
      <text:list-level-style-number text:level="5" text:style-name="WW_5f_CharLFO2LVL5" style:num-suffix="." style:num-format="a" style:num-letter-sync="true" text:display-levels="5">
        <style:list-level-properties text:space-before="3.175cm" text:min-label-width="0.635cm"/>
      </text:list-level-style-number>
      <text:list-level-style-number text:level="6" text:style-name="WW_5f_CharLFO2LVL6" style:num-suffix="." style:num-format="i" text:display-levels="6">
        <style:list-level-properties text:space-before="3.81cm" text:min-label-width="0.635cm"/>
      </text:list-level-style-number>
      <text:list-level-style-number text:level="7" text:style-name="WW_5f_CharLFO2LVL7" style:num-suffix="." style:num-format="1" text:display-levels="7">
        <style:list-level-properties text:space-before="4.445cm" text:min-label-width="0.635cm"/>
      </text:list-level-style-number>
      <text:list-level-style-number text:level="8" text:style-name="WW_5f_CharLFO2LVL8" style:num-suffix="." style:num-format="a" style:num-letter-sync="true" text:display-levels="8">
        <style:list-level-properties text:space-before="5.08cm" text:min-label-width="0.635cm"/>
      </text:list-level-style-number>
      <text:list-level-style-number text:level="9" text:style-name="WW_5f_CharLFO2LVL9" style:num-suffix="." style:num-format="i" text:display-levels="9">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suffix="." style:num-format="1">
        <style:list-level-properties text:space-before="0.635cm" text:min-label-width="0.635cm"/>
      </text:list-level-style-number>
      <text:list-level-style-number text:level="2" text:style-name="WW_5f_CharLFO3LVL2" style:num-suffix="." style:num-format="a" style:num-letter-sync="true">
        <style:list-level-properties text:space-before="1.27cm" text:min-label-width="0.635cm"/>
      </text:list-level-style-number>
      <text:list-level-style-number text:level="3" text:style-name="WW_5f_CharLFO3LVL3" style:num-suffix="." style:num-format="i" text:display-levels="3">
        <style:list-level-properties text:space-before="1.905cm" text:min-label-width="0.635cm"/>
      </text:list-level-style-number>
      <text:list-level-style-number text:level="4" text:style-name="WW_5f_CharLFO3LVL4" style:num-suffix="." style:num-format="1" text:display-levels="4">
        <style:list-level-properties text:space-before="2.54cm" text:min-label-width="0.635cm"/>
      </text:list-level-style-number>
      <text:list-level-style-number text:level="5" text:style-name="WW_5f_CharLFO3LVL5" style:num-suffix="." style:num-format="a" style:num-letter-sync="true" text:display-levels="5">
        <style:list-level-properties text:space-before="3.175cm" text:min-label-width="0.635cm"/>
      </text:list-level-style-number>
      <text:list-level-style-number text:level="6" text:style-name="WW_5f_CharLFO3LVL6" style:num-suffix="." style:num-format="i" text:display-levels="6">
        <style:list-level-properties text:space-before="3.81cm" text:min-label-width="0.635cm"/>
      </text:list-level-style-number>
      <text:list-level-style-number text:level="7" text:style-name="WW_5f_CharLFO3LVL7" style:num-suffix="." style:num-format="1" text:display-levels="7">
        <style:list-level-properties text:space-before="4.445cm" text:min-label-width="0.635cm"/>
      </text:list-level-style-number>
      <text:list-level-style-number text:level="8" text:style-name="WW_5f_CharLFO3LVL8" style:num-suffix="." style:num-format="a" style:num-letter-sync="true" text:display-levels="8">
        <style:list-level-properties text:space-before="5.08cm" text:min-label-width="0.635cm"/>
      </text:list-level-style-number>
      <text:list-level-style-number text:level="9" text:style-name="WW_5f_CharLFO3LVL9" style:num-suffix="." style:num-format="i" text:display-levels="9">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_20_und_20_Fußzeilen"/>
      </style:header>
      <style:footer>
        <text:p text:style-name="Kopf-_20_und_20_Fußzeile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iriam Schauer</meta:initial-creator>
    <dc:creator>Patrick Pazour</dc:creator>
    <meta:creation-date>2014-11-01T14:18:00Z</meta:creation-date>
    <dc:date>2014-11-03T14:06:46.61</dc:date>
    <meta:editing-cycles>6</meta:editing-cycles>
    <meta:editing-duration>PT1M</meta:editing-duration>
    <meta:document-statistic meta:table-count="0" meta:image-count="0" meta:object-count="0" meta:page-count="2" meta:paragraph-count="37" meta:word-count="589" meta:character-count="42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